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a4c29" officeooo:paragraph-rsid="000a4c29" style:font-weight-asian="bold" style:font-weight-complex="bold"/>
    </style:style>
    <style:style style:name="P2" style:family="paragraph" style:parent-style-name="Standard">
      <style:text-properties style:font-name="Calibri" fo:font-weight="normal" officeooo:rsid="000a4c29" officeooo:paragraph-rsid="000a4c29" style:font-weight-asian="normal" style:font-weight-complex="normal"/>
    </style:style>
    <style:style style:name="P3" style:family="paragraph" style:parent-style-name="Standard">
      <style:text-properties style:font-name="Calibri" fo:font-weight="normal" officeooo:rsid="000ad851" officeooo:paragraph-rsid="000ad851" style:font-weight-asian="normal" style:font-weight-complex="normal"/>
    </style:style>
    <style:style style:name="P4" style:family="paragraph" style:parent-style-name="Standard">
      <style:text-properties style:font-name="Calibri" fo:font-weight="normal" officeooo:rsid="000af540" officeooo:paragraph-rsid="000af540" style:font-weight-asian="normal" style:font-weight-complex="normal"/>
    </style:style>
    <style:style style:name="P5" style:family="paragraph" style:parent-style-name="Standard">
      <style:text-properties style:font-name="Calibri" fo:font-weight="normal" officeooo:rsid="000ad851" officeooo:paragraph-rsid="000ad851" style:font-weight-asian="normal" style:font-weight-complex="normal"/>
    </style:style>
    <style:style style:name="P6" style:family="paragraph" style:parent-style-name="Standard">
      <style:text-properties style:font-name="Calibri" fo:font-weight="normal" officeooo:rsid="000ad851" officeooo:paragraph-rsid="0010ab92" style:font-weight-asian="normal" style:font-weight-complex="normal"/>
    </style:style>
    <style:style style:name="P7" style:family="paragraph" style:parent-style-name="Standard">
      <style:text-properties style:font-name="Calibri" fo:font-weight="normal" officeooo:rsid="000eb46d" officeooo:paragraph-rsid="000eb46d" style:font-weight-asian="normal" style:font-weight-complex="normal"/>
    </style:style>
    <style:style style:name="P8" style:family="paragraph" style:parent-style-name="Standard">
      <style:text-properties style:font-name="Calibri" fo:font-weight="normal" officeooo:rsid="000af540" officeooo:paragraph-rsid="000eb46d" style:font-weight-asian="normal" style:font-weight-complex="normal"/>
    </style:style>
    <style:style style:name="P9" style:family="paragraph" style:parent-style-name="Standard">
      <style:text-properties style:font-name="Calibri" fo:font-weight="bold" officeooo:rsid="000cd83b" officeooo:paragraph-rsid="000eb46d" style:font-weight-asian="bold" style:font-weight-complex="bold"/>
    </style:style>
    <style:style style:name="P10" style:family="paragraph" style:parent-style-name="Standard">
      <style:text-properties style:font-name="Calibri" fo:font-weight="bold" officeooo:rsid="000ad851" officeooo:paragraph-rsid="0010ab92" style:font-weight-asian="bold" style:font-weight-complex="bold"/>
    </style:style>
    <style:style style:name="P11" style:family="paragraph" style:parent-style-name="Standard">
      <style:text-properties style:font-name="Calibri" fo:font-weight="bold" officeooo:rsid="000e67e9" officeooo:paragraph-rsid="000e67e9" style:font-weight-asian="bold" style:font-weight-complex="bold"/>
    </style:style>
    <style:style style:name="P12" style:family="paragraph" style:parent-style-name="Standard">
      <style:text-properties style:font-name="Calibri" fo:font-weight="bold" officeooo:rsid="000eb46d" officeooo:paragraph-rsid="000eb46d" style:font-weight-asian="bold" style:font-weight-complex="bold"/>
    </style:style>
    <style:style style:name="T1" style:family="text">
      <style:text-properties officeooo:rsid="000ad8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6d1e"/>
    </style:style>
    <style:style style:name="T4" style:family="text">
      <style:text-properties officeooo:rsid="000eb46d"/>
    </style:style>
    <style:style style:name="T5" style:family="text">
      <style:text-properties officeooo:rsid="0010a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nvironnement :</text:p>
      <text:p text:style-name="P7">Des grandes plaines, avec un vent fort, des mouaigles et des porcard </text:p>
      <text:p text:style-name="P11"/>
      <text:p text:style-name="P9">Rencontre joueur <text:s/><text:span text:style-name="T4">phase 2 </text:span>:</text:p>
      <text:p text:style-name="P8">La guilde de Galefrien attaquent les aventuriers pour les détrousser, sont prêts à lacher le morceau s'ils donnent des objets qu'ils prouvent de valeur. Sinon, trouve une lettre qui les oriente vers la cité de Sollabor.</text:p>
      <text:p text:style-name="P8">Dans ce cas, les oriente vers les Haïnouks pr faire chier leur commerce. Les Haïnouks sont à terre, sur la défensive, proposent de vendre des boucliers à 2M et d'échanger des informations.</text:p>
      <text:p text:style-name="P11"/>
      <text:p text:style-name="P11"><text:span text:style-name="T4">Civilisation</text:span> :</text:p>
      <text:p text:style-name="P2"><text:span text:style-name="T4">Les A</text:span>rpenteurs des plaines, peuple <text:span text:style-name="T1">artisan, </text:span>commerçant et <text:span text:style-name="T1">agressif, un peu pirate, </text:span>qui dirigent des gondolfières.</text:p>
      <text:p text:style-name="P3">Chaque équipage a un Guide, doué du vent, qui est son leader charismatique et tout-puissant</text:p>
      <text:p text:style-name="P7">La cité de Sollabor est un rare havre de paix de la région.</text:p>
      <text:p text:style-name="P7"/>
      <text:p text:style-name="P6"><text:span text:style-name="T2">Religion dominante :</text:span> Liderisme </text:p>
      <text:p text:style-name="P6">La Nature a doté les Guides d'une vision et d'une puissance pour faire prospérer son commerce, et les autres de pouvoirs pour le suivre et l'aider à accomplir sa vision</text:p>
      <text:p text:style-name="P6"/>
      <text:p text:style-name="P10">Dessin :</text:p>
      <text:p text:style-name="P6">- ils savent se concentrer sans se couper complètement du monde physique</text:p>
      <text:p text:style-name="P6">- plusieurs guides sont des Eveillés, les yeux bandés, ils ne percoivent que par leur plan subnaturel la matière correspondante qui les entoure</text:p>
      <text:p text:style-name="P3"/>
      <text:p text:style-name="P11">Connaissances :</text:p>
      <text:p text:style-name="P3">Ils connaissent Hauteplume pck ils peuvent pas y rentrer, ils savent que ça a été fermé en 261, à cause de divergence religieuse, mais surtout pour pas que ses habitants se mettent à rêver de liberté et d'une vie meilleure en découvrant d'autres civilisations. <text:span text:style-name="T3">Ils ont pas d'intérêt à piller en Hauteplume parce que franchement niveau technologie on fait mieux, suffit de voir Lunepleine.</text:span></text:p>
      <text:p text:style-name="P2"/>
      <text:p text:style-name="P1">Progression <text:span text:style-name="T5">joueur possible :</text:span></text:p>
      <text:p text:style-name="P2">apprendre la compétence extraordinaire de maintenir un dessin par <text:span text:style-name="T1">une</text:span> concentration <text:span text:style-name="T1">qui bloque pas complètement leur sen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57S</meta:editing-duration>
    <meta:editing-cycles>13</meta:editing-cycles>
    <meta:generator>LibreOffice/6.2.7.1$Windows_X86_64 LibreOffice_project/23edc44b61b830b7d749943e020e96f5a7df63bf</meta:generator>
    <dc:date>2019-11-14T12:36:47.936000000</dc:date>
    <meta:document-statistic meta:table-count="0" meta:image-count="0" meta:object-count="0" meta:page-count="1" meta:paragraph-count="18" meta:word-count="291" meta:character-count="1770" meta:non-whitespace-character-count="1494"/>
    <meta:user-defined meta:name="Info 1"/>
    <meta:user-defined meta:name="Info 2"/>
    <meta:user-defined meta:name="Info 3"/>
    <meta:user-defined meta:name="Info 4"/>
  </office:meta>
</office:document-meta>
</file>